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ItemAlarmRule.getAlarmRecei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armReceiver.AlarmReceiver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armReceiv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dragoon26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g_for_dragoon26_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armReceiver.AlarmRece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ItemAlarmRule.setAlarmReceivers( List &lt; AlarmReceiver &gt; alarmRecei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armReceiv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